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line-height="80%"/>
    </style:style>
    <style:style style:name="P3" style:family="paragraph">
      <style:paragraph-properties fo:line-height="70%" fo:text-align="center"/>
    </style:style>
    <style:style style:name="P4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2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5.707cm" svg:height="5.525cm" svg:x="2.411cm" svg:y="0.857cm" svg:viewBox="0 0 5708 5526" svg:d="m2854 0c-1576 0-2854 1278-2854 2854 0 1223 770 2267 1852 2672l657-1753c-371-140-636-499-636-919 0-542 439-981 981-981s981 439 981 981c0 420-265 779-637 919l658 1753c1082-405 1852-1449 1852-2672 0-1576-1278-2854-2854-2854z">
          <text:p/>
        </draw:path>
        <draw:path draw:style-name="gr2" draw:text-style-name="P1" draw:layer="layout" svg:width="0.608cm" svg:height="0.608cm" svg:x="7.691cm" svg:y="5.8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<text:p/>
        </draw:path>
        <draw:frame draw:style-name="gr3" draw:text-style-name="P4" draw:layer="layout" svg:width="8.215cm" svg:height="3.38cm" svg:x="1.3cm" svg:y="6cm">
          <draw:text-box>
            <text:p text:style-name="P2"><text:span text:style-name="T1">open</text:span><text:span text:style-name="T2"> source</text:span></text:p>
            <text:p text:style-name="P3"><text:span text:style-name="T2">initia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1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01T22:33:52</dc:date>
    <dc:creator>Simon Phipps</dc:creator>
    <meta:generator>LibreOffice/3.5$MacOSX_x86 LibreOffice_project/165a79a-7059095-e13bb37-fef39a4-9503d18</meta:generator>
    <meta:editing-duration>PT8M11S</meta:editing-duration>
    <meta:editing-cycles>3</meta:editing-cycles>
    <meta:document-statistic meta:object-count="3"/>
  </office:meta>
</office:document-meta>
</file>